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 Bold" svg:font-family="'Times New Roman Bold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top="0in" fo:margin-bottom="0in" fo:text-align="center" style:writing-mode="lr-tb"/>
    </style:style>
    <style:style style:name="P3" style:family="paragraph">
      <loext:graphic-properties draw:fill="none" draw:fill-color="#ffffff"/>
      <style:paragraph-properties fo:margin-top="0in" fo:margin-bottom="0in" fo:text-align="center" style:writing-mode="lr-tb"/>
    </style:style>
    <style:style style:name="P4" style:family="paragraph">
      <style:paragraph-properties fo:margin-top="0in" fo:margin-bottom="0in" fo:text-align="start" style:writing-mode="lr-tb"/>
    </style:style>
    <style:style style:name="P5" style:family="paragraph">
      <loext:graphic-properties draw:fill="none" draw:fill-color="#ffffff"/>
      <style:paragraph-properties fo:margin-top="0in" fo:margin-bottom="0in" fo:text-align="start" style:writing-mode="lr-tb"/>
    </style:style>
    <style:style style:name="T1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8pt" fo:language="en" fo:country="GB" style:font-name-asian="Times New Roman" style:font-size-asian="8pt" style:font-name-complex="Times New Roman" style:font-size-complex="8pt" style:language-complex="ar" style:country-complex="SA"/>
    </style:style>
    <style:style style:name="T3" style:family="text">
      <style:text-properties fo:color="#00ff00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4" style:family="text">
      <style:text-properties fo:color="#ff0000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Times New Roman Bold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gr1" style:family="graphic">
      <style:graphic-properties fo:margin-left="0.1256in" fo:margin-right="0.1256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4" style:family="graphic">
      <style:graphic-properties draw:stroke="solid" svg:stroke-width="0.031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solid" svg:stroke-width="0.0102in" svg:stroke-color="#000000" draw:marker-start="msArrowEnd_20_5" draw:marker-start-width="0.1457in" draw:marker-start-center="false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draw:stroke="solid" svg:stroke-width="0.0102in" svg:stroke-color="#ff0000" draw:marker-start="msArrowEnd_20_5" draw:marker-start-width="0.1457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8" style:family="graphic">
      <style:graphic-properties draw:stroke="solid" svg:stroke-width="0.0102in" svg:stroke-color="#00ff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9" style:family="graphic">
      <style:graphic-properties draw:stroke="solid" svg:stroke-width="0.0102in" svg:stroke-color="#00ff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11" style:family="graphic">
      <style:graphic-properties draw:stroke="none" draw:fill="none" draw:fill-color="#ffffff" draw:textarea-horizontal-align="center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12" style:family="graphic">
      <style:graphic-properties draw:stroke="solid" svg:stroke-width="0.0102in" svg:stroke-color="#ff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char" draw:z-index="0" draw:style-name="gr1"><draw:rect draw:style-name="gr2" draw:text-style-name="P1" svg:width="5.8433in" svg:height="3.7433in" svg:x="0.0138in" svg:y="0.1827in"><text:p/></draw:rect><draw:frame draw:style-name="gr3" draw:text-style-name="P3" svg:width="2.5969in" svg:height="0.3898in" svg:x="0.1283in" svg:y="0.311in"><draw:text-box><text:p text:style-name="P2"><text:span text:style-name="T1">User-space Process makes a System Call</text:span></text:p></draw:text-box></draw:frame><draw:frame draw:style-name="gr3" draw:text-style-name="P3" svg:width="1.2996in" svg:height="0.2598in" svg:x="0.1429in" svg:y="1.0693in"><draw:text-box><text:p text:style-name="P2"><text:span text:style-name="T1">Service System Call</text:span></text:p></draw:text-box></draw:frame><draw:frame draw:style-name="gr3" draw:text-style-name="P3" svg:width="0.6504in" svg:height="0.5189in" svg:x="3.65in" svg:y="2.4972in"><draw:text-box><text:p text:style-name="P2"><text:span text:style-name="T1">Linux Security Module</text:span></text:p></draw:text-box></draw:frame><draw:frame draw:style-name="gr3" draw:text-style-name="P3" svg:width="1.2996in" svg:height="0.2606in" svg:x="0.1429in" svg:y="1.5882in"><draw:text-box><text:p text:style-name="P2"><text:span text:style-name="T1">Check for Errors</text:span></text:p></draw:text-box></draw:frame><draw:frame draw:style-name="gr3" draw:text-style-name="P3" svg:width="1.2996in" svg:height="0.2598in" svg:x="0.1429in" svg:y="2.1079in"><draw:text-box><text:p text:style-name="P2"><text:span text:style-name="T1">DAC Checks</text:span></text:p></draw:text-box></draw:frame><draw:frame draw:style-name="gr3" draw:text-style-name="P3" svg:width="1.2996in" svg:height="0.2594in" svg:x="0.1429in" svg:y="2.6264in"><draw:text-box><text:p text:style-name="P2"><text:span text:style-name="T1">LSM Hook</text:span></text:p></draw:text-box></draw:frame><draw:frame draw:style-name="gr3" draw:text-style-name="P3" svg:width="1.2996in" svg:height="0.5189in" svg:x="0.1429in" svg:y="3.2756in"><draw:text-box><text:p text:style-name="P2"><text:span text:style-name="T1">Return from System Call</text:span></text:p></draw:text-box></draw:frame><draw:line draw:style-name="gr4" draw:text-style-name="P1" svg:x1="0.1437in" svg:y1="0.939in" svg:x2="5.5972in" svg:y2="0.9398in"><text:p/></draw:line><draw:line draw:style-name="gr5" draw:text-style-name="P1" svg:x1="0.7791in" svg:y1="0.7016in" svg:x2="0.7917in" svg:y2="1.0689in"><text:p/></draw:line><draw:line draw:style-name="gr5" draw:text-style-name="P1" svg:x1="0.7917in" svg:y1="1.3283in" svg:x2="0.7917in" svg:y2="1.5882in"><text:p/></draw:line><draw:line draw:style-name="gr5" draw:text-style-name="P1" svg:x1="0.7917in" svg:y1="1.848in" svg:x2="0.7917in" svg:y2="2.1079in"><text:p/></draw:line><draw:line draw:style-name="gr5" draw:text-style-name="P1" svg:x1="0.7917in" svg:y1="2.3673in" svg:x2="0.7917in" svg:y2="2.6272in"><text:p/></draw:line><draw:line draw:style-name="gr5" draw:text-style-name="P1" svg:x1="0.7917in" svg:y1="2.8874in" svg:x2="0.7925in" svg:y2="3.2756in"><text:p/></draw:line><draw:line draw:style-name="gr6" draw:text-style-name="P1" svg:x1="1.4417in" svg:y1="2.7571in" svg:x2="3.6492in" svg:y2="2.7579in"><text:p/></draw:line><draw:frame draw:style-name="gr3" draw:text-style-name="P3" svg:width="1.1705in" svg:height="1.0386in" svg:x="4.5575in" svg:y="2.237in"><draw:text-box><text:p text:style-name="P2"><text:span text:style-name="T2"/></text:p><text:p text:style-name="P2"><text:span text:style-name="T2"/></text:p><text:p text:style-name="P2"><text:span text:style-name="T1">SELinux Security Server, AVC and Policy</text:span></text:p></draw:text-box></draw:frame><draw:line draw:style-name="gr7" draw:text-style-name="P1" svg:x1="2.0772in" svg:y1="0.7016in" svg:x2="2.078in" svg:y2="3.428in"><text:p/></draw:line><draw:line draw:style-name="gr2" draw:text-style-name="P1" svg:x1="1.4417in" svg:y1="1.7181in" svg:x2="1.5717in" svg:y2="1.7189in"><text:p/></draw:line><draw:line draw:style-name="gr6" draw:text-style-name="P1" svg:x1="4.2984in" svg:y1="2.7571in" svg:x2="4.5587in" svg:y2="2.7579in"><text:p/></draw:line><draw:line draw:style-name="gr8" draw:text-style-name="P1" svg:x1="1.4417in" svg:y1="3.6882in" svg:x2="2.5961in" svg:y2="3.6882in"><text:p/></draw:line><draw:line draw:style-name="gr9" draw:text-style-name="P1" svg:x1="2.5965in" svg:y1="3.6878in" svg:x2="2.5972in" svg:y2="0.7016in"><text:p/></draw:line><draw:frame draw:style-name="gr10" draw:text-style-name="P3" svg:width="0.9094in" svg:height="0.5189in" svg:x="2.7256in" svg:y="2.5189in"><draw:text-box><text:p text:style-name="P2"><text:span text:style-name="T3">Allow</text:span><text:span text:style-name="T1"> or </text:span><text:span text:style-name="T4">Deny </text:span></text:p><text:p text:style-name="P2"><text:span text:style-name="T5"/></text:p><text:p text:style-name="P2"><text:span text:style-name="T1">Access</text:span></text:p></draw:text-box></draw:frame><draw:frame draw:style-name="gr11" draw:text-style-name="P5" svg:width="0.5205in" svg:height="0.2587in" svg:x="2.5957in" svg:y="1.3516in"><draw:text-box><text:p text:style-name="P4"><text:span text:style-name="T3">Allowed</text:span></text:p></draw:text-box></draw:frame><draw:frame draw:style-name="gr11" draw:text-style-name="P5" svg:width="0.5197in" svg:height="0.2594in" svg:x="2.0776in" svg:y="1.3508in"><draw:text-box><text:p text:style-name="P4"><text:span text:style-name="T4">Denied</text:span></text:p></draw:text-box></draw:frame><draw:line draw:style-name="gr5" draw:text-style-name="P1" svg:x1="1.5709in" svg:y1="1.7169in" svg:x2="1.5709in" svg:y2="0.7008in"><text:p/></draw:line><draw:frame draw:style-name="gr11" draw:text-style-name="P5" svg:width="0.5205in" svg:height="0.2598in" svg:x="1.5713in" svg:y="1.3283in"><draw:text-box><text:p text:style-name="P4"><text:span text:style-name="T6">Failed</text:span></text:p></draw:text-box></draw:frame><draw:frame draw:style-name="gr10" draw:text-style-name="P3" svg:width="0.9094in" svg:height="0.2594in" svg:x="3.9083in" svg:y="1.0689in"><draw:text-box><text:p text:style-name="P2"><text:span text:style-name="T1">Kernel Space</text:span></text:p></draw:text-box></draw:frame><draw:frame draw:style-name="gr10" draw:text-style-name="P3" svg:width="1.0394in" svg:height="0.2571in" svg:x="3.7791in" svg:y="0.55in"><draw:text-box><text:p text:style-name="P2"><text:span text:style-name="T1">User Space</text:span></text:p></draw:text-box></draw:frame><draw:line draw:style-name="gr12" draw:text-style-name="P1" svg:x1="1.4272in" svg:y1="3.4283in" svg:x2="2.0764in" svg:y2="3.4283in"><text:p/></draw:line><draw:line draw:style-name="gr12" draw:text-style-name="P1" svg:x1="1.4272in" svg:y1="2.261in" svg:x2="2.0764in" svg:y2="2.261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 Bold" svg:font-family="'Times New Roman Bold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4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7:20:38.078018402</meta:creation-date>
    <dc:date>2020-07-29T17:23:07.210400035</dc:date>
    <meta:editing-duration>PT2M2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